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2.39cm"/>
    </style:style>
    <style:style style:name="co8" style:family="table-column">
      <style:table-column-properties fo:break-before="auto" style:column-width="1.226cm"/>
    </style:style>
    <style:style style:name="co9" style:family="table-column">
      <style:table-column-properties fo:break-before="auto" style:column-width="2.224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723cm"/>
    </style:style>
    <style:style style:name="co13" style:family="table-column">
      <style:table-column-properties fo:break-before="auto" style:column-width="3.196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NM 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NM Y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-moy X</text:p>
          </table:table-cell>
          <table:table-cell table:style-name="ce2" office:value-type="string">
            <text:p>Y-moy Y</text:p>
          </table:table-cell>
          <table:table-cell table:style-name="ce2" office:value-type="string">
            <text:p>produit (X-moy X)(Y-moy Y)</text:p>
          </table:table-cell>
          <table:table-cell table:style-name="ce2" office:value-type="string">
            <text:p>(xi – xm)^2</text:p>
          </table:table-cell>
          <table:table-cell table:style-name="ce2" office:value-type="string">
            <text:p>(yi – ym)^2</text:p>
          </table:table-cell>
          <table:table-cell table:style-name="ce2" office:value-type="string">
            <text:p>moy x</text:p>
          </table:table-cell>
          <table:table-cell table:style-name="ce2" office:value-type="string">
            <text:p>moy y</text:p>
          </table:table-cell>
          <table:table-cell table:style-name="ce2" office:value-type="string">
            <text:p>y=ax+bx*X</text:p>
          </table:table-cell>
          <table:table-cell table:style-name="ce2" office:value-type="string">
            <text:p>x=ay+by*X</text:p>
          </table:table-cell>
          <table:table-cell table:style-name="ce2"/>
          <table:table-cell table:style-name="ce2" table:formula="of:=AVERAGE([.C3:.C52])" office:value-type="float" office:value="29">
            <text:p>29</text:p>
          </table:table-cell>
          <table:table-cell table:style-name="ce2" office:value-type="string">
            <text:p>moy x</text:p>
          </table:table-cell>
          <table:table-cell table:style-name="ce2" table:number-columns-repeated="100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y1</text:p>
          </table:table-cell>
          <table:table-cell office:value-type="float" office:value="4">
            <text:p>4</text:p>
          </table:table-cell>
          <table:table-cell table:formula="of:=[.C3]-[.$P$2]" office:value-type="float" office:value="-28">
            <text:p>-28</text:p>
          </table:table-cell>
          <table:table-cell table:formula="of:=[.E3]-[.$P$3]" office:value-type="float" office:value="-5.62068965517241">
            <text:p>-5,6206896552</text:p>
          </table:table-cell>
          <table:table-cell table:formula="of:=[.G3]*[.F3]" office:value-type="float" office:value="157.379310344828">
            <text:p>157,3793103448</text:p>
          </table:table-cell>
          <table:table-cell table:formula="of:=[.F3]^2" office:value-type="float" office:value="784">
            <text:p>784</text:p>
          </table:table-cell>
          <table:table-cell table:formula="of:=[.G3]^2" office:value-type="float" office:value="31.5921521997622">
            <text:p>31,5921521998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3])" office:value-type="float" office:value="9.60228640754048">
            <text:p>9,6022864075</text:p>
          </table:table-cell>
          <table:table-cell table:formula="of:=[.$P$2]+[.$P$10]*([.G3])" office:value-type="float" office:value="-236.972691448194">
            <text:p>-236,9726914482</text:p>
          </table:table-cell>
          <table:table-cell/>
          <table:table-cell table:formula="of:=AVERAGE([.E3:.E52])" office:value-type="float" office:value="9.62068965517241">
            <text:p>9,6206896552</text:p>
          </table:table-cell>
          <table:table-cell table:style-name="ce2" office:value-type="string">
            <text:p>moyy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x2</text:p>
          </table:table-cell>
          <table:table-cell office:value-type="float" office:value="3">
            <text:p>3</text:p>
          </table:table-cell>
          <table:table-cell office:value-type="string">
            <text:p>y2</text:p>
          </table:table-cell>
          <table:table-cell office:value-type="float" office:value="5">
            <text:p>5</text:p>
          </table:table-cell>
          <table:table-cell table:formula="of:=[.C4]-[.$P$2]" office:value-type="float" office:value="-26">
            <text:p>-26</text:p>
          </table:table-cell>
          <table:table-cell table:formula="of:=[.E4]-[.$P$3]" office:value-type="float" office:value="-4.62068965517241">
            <text:p>-4,6206896552</text:p>
          </table:table-cell>
          <table:table-cell table:formula="of:=[.G4]*[.F4]" office:value-type="float" office:value="120.137931034483">
            <text:p>120,1379310345</text:p>
            <draw:frame table:end-cell-address="Feuille1.M21" table:end-x="1.82cm" table:end-y="0.133cm" draw:z-index="0" draw:style-name="gr1" svg:width="12.88cm" svg:height="6.27cm" svg:x="1.098cm" svg:y="0.311cm">
              <draw:object draw:notify-on-update-of-ranges="Feuille1.K2:Feuille1.K2 Feuille1.K3:Feuille1.K31 Feuille1.N2:Feuille1.N2 Feuille1.N3:Feuille1.N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F4]^2" office:value-type="float" office:value="676">
            <text:p>676</text:p>
          </table:table-cell>
          <table:table-cell table:formula="of:=[.G4]^2" office:value-type="float" office:value="21.3507728894174">
            <text:p>21,3507728894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4])" office:value-type="float" office:value="9.60360092522848">
            <text:p>9,6036009252</text:p>
          </table:table-cell>
          <table:table-cell table:formula="of:=[.$P$2]+[.$P$10]*([.G4])" office:value-type="float" office:value="-189.652396650663">
            <text:p>-189,6523966507</text:p>
          </table:table-cell>
          <table:table-cell/>
          <table:table-cell office:value-type="float" office:value="29">
            <text:p>29</text:p>
          </table:table-cell>
          <table:table-cell table:style-name="ce2" office:value-type="string">
            <text:p>nombre de test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3</text:p>
          </table:table-cell>
          <table:table-cell office:value-type="float" office:value="5">
            <text:p>5</text:p>
          </table:table-cell>
          <table:table-cell office:value-type="string">
            <text:p>y3</text:p>
          </table:table-cell>
          <table:table-cell office:value-type="float" office:value="7">
            <text:p>7</text:p>
          </table:table-cell>
          <table:table-cell table:formula="of:=[.C5]-[.$P$2]" office:value-type="float" office:value="-24">
            <text:p>-24</text:p>
          </table:table-cell>
          <table:table-cell table:formula="of:=[.E5]-[.$P$3]" office:value-type="float" office:value="-2.62068965517241">
            <text:p>-2,6206896552</text:p>
          </table:table-cell>
          <table:table-cell table:formula="of:=[.G5]*[.F5]" office:value-type="float" office:value="62.896551724138">
            <text:p>62,8965517241</text:p>
          </table:table-cell>
          <table:table-cell table:formula="of:=[.F5]^2" office:value-type="float" office:value="576">
            <text:p>576</text:p>
          </table:table-cell>
          <table:table-cell table:formula="of:=[.G5]^2" office:value-type="float" office:value="6.86801426872771">
            <text:p>6,8680142687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5])" office:value-type="float" office:value="9.60491544291647">
            <text:p>9,6049154429</text:p>
          </table:table-cell>
          <table:table-cell table:formula="of:=[.$P$2]+[.$P$10]*([.G5])" office:value-type="float" office:value="-95.0118070555998">
            <text:p>-95,0118070556</text:p>
          </table:table-cell>
          <table:table-cell/>
          <table:table-cell table:formula="of:=SUM([.H3:.H31])" office:value-type="float" office:value="1360">
            <text:p>1360</text:p>
          </table:table-cell>
          <table:table-cell table:style-name="ce2" office:value-type="string">
            <text:p>somme x*y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x4</text:p>
          </table:table-cell>
          <table:table-cell office:value-type="float" office:value="7">
            <text:p>7</text:p>
          </table:table-cell>
          <table:table-cell office:value-type="string">
            <text:p>y4</text:p>
          </table:table-cell>
          <table:table-cell office:value-type="float" office:value="5">
            <text:p>5</text:p>
          </table:table-cell>
          <table:table-cell table:formula="of:=[.C6]-[.$P$2]" office:value-type="float" office:value="-22">
            <text:p>-22</text:p>
          </table:table-cell>
          <table:table-cell table:formula="of:=[.E6]-[.$P$3]" office:value-type="float" office:value="-4.62068965517241">
            <text:p>-4,6206896552</text:p>
          </table:table-cell>
          <table:table-cell table:formula="of:=[.G6]*[.F6]" office:value-type="float" office:value="101.655172413793">
            <text:p>101,6551724138</text:p>
          </table:table-cell>
          <table:table-cell table:formula="of:=[.F6]^2" office:value-type="float" office:value="484">
            <text:p>484</text:p>
          </table:table-cell>
          <table:table-cell table:formula="of:=[.G6]^2" office:value-type="float" office:value="21.3507728894174">
            <text:p>21,3507728894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6])" office:value-type="float" office:value="9.60622996060447">
            <text:p>9,6062299606</text:p>
          </table:table-cell>
          <table:table-cell table:formula="of:=[.$P$2]+[.$P$10]*([.G6])" office:value-type="float" office:value="-189.652396650663">
            <text:p>-189,6523966507</text:p>
          </table:table-cell>
          <table:table-cell/>
          <table:table-cell table:formula="of:=(1/[.P4])*[.P5]" office:value-type="float" office:value="46.8965517241379">
            <text:p>46,8965517241</text:p>
          </table:table-cell>
          <table:table-cell table:style-name="ce2" office:value-type="string">
            <text:p>covariance</text:p>
          </table:table-cell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x5</text:p>
          </table:table-cell>
          <table:table-cell office:value-type="float" office:value="9">
            <text:p>9</text:p>
          </table:table-cell>
          <table:table-cell office:value-type="string">
            <text:p>y5</text:p>
          </table:table-cell>
          <table:table-cell office:value-type="float" office:value="6">
            <text:p>6</text:p>
          </table:table-cell>
          <table:table-cell table:formula="of:=[.C7]-[.$P$2]" office:value-type="float" office:value="-20">
            <text:p>-20</text:p>
          </table:table-cell>
          <table:table-cell table:formula="of:=[.E7]-[.$P$3]" office:value-type="float" office:value="-3.62068965517241">
            <text:p>-3,6206896552</text:p>
          </table:table-cell>
          <table:table-cell table:formula="of:=[.G7]*[.F7]" office:value-type="float" office:value="72.4137931034483">
            <text:p>72,4137931034</text:p>
          </table:table-cell>
          <table:table-cell table:formula="of:=[.F7]^2" office:value-type="float" office:value="400">
            <text:p>400</text:p>
          </table:table-cell>
          <table:table-cell table:formula="of:=[.G7]^2" office:value-type="float" office:value="13.1093935790725">
            <text:p>13,1093935791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7])" office:value-type="float" office:value="9.60754447829246">
            <text:p>9,6075444783</text:p>
          </table:table-cell>
          <table:table-cell table:formula="of:=[.$P$2]+[.$P$10]*([.G7])" office:value-type="float" office:value="-142.332101853131">
            <text:p>-142,3321018531</text:p>
          </table:table-cell>
          <table:table-cell/>
          <table:table-cell table:formula="of:=SUM([.I3:.I31])" office:value-type="float" office:value="8120">
            <text:p>8120</text:p>
          </table:table-cell>
          <table:table-cell table:style-name="ce2" office:value-type="string">
            <text:p>somme (xi – xm)^2</text:p>
          </table:table-cell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x6</text:p>
          </table:table-cell>
          <table:table-cell office:value-type="float" office:value="11">
            <text:p>11</text:p>
          </table:table-cell>
          <table:table-cell office:value-type="string">
            <text:p>y6</text:p>
          </table:table-cell>
          <table:table-cell office:value-type="float" office:value="8">
            <text:p>8</text:p>
          </table:table-cell>
          <table:table-cell table:formula="of:=[.C8]-[.$P$2]" office:value-type="float" office:value="-18">
            <text:p>-18</text:p>
          </table:table-cell>
          <table:table-cell table:formula="of:=[.E8]-[.$P$3]" office:value-type="float" office:value="-1.62068965517241">
            <text:p>-1,6206896552</text:p>
          </table:table-cell>
          <table:table-cell table:formula="of:=[.G8]*[.F8]" office:value-type="float" office:value="29.1724137931035">
            <text:p>29,1724137931</text:p>
          </table:table-cell>
          <table:table-cell table:formula="of:=[.F8]^2" office:value-type="float" office:value="324">
            <text:p>324</text:p>
          </table:table-cell>
          <table:table-cell table:formula="of:=[.G8]^2" office:value-type="float" office:value="2.62663495838288">
            <text:p>2,6266349584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8])" office:value-type="float" office:value="9.60885899598046">
            <text:p>9,608858996</text:p>
          </table:table-cell>
          <table:table-cell table:formula="of:=[.$P$2]+[.$P$10]*([.G8])" office:value-type="float" office:value="-47.6915122580683">
            <text:p>-47,6915122581</text:p>
          </table:table-cell>
          <table:table-cell/>
          <table:table-cell table:formula="of:=SUM([.J3:.J31])" office:value-type="float" office:value="254.827586206897">
            <text:p>254,8275862069</text:p>
          </table:table-cell>
          <table:table-cell table:style-name="ce2" office:value-type="string">
            <text:p>somme (yi- ym)^2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x7</text:p>
          </table:table-cell>
          <table:table-cell office:value-type="float" office:value="13">
            <text:p>13</text:p>
          </table:table-cell>
          <table:table-cell office:value-type="string">
            <text:p>y7</text:p>
          </table:table-cell>
          <table:table-cell office:value-type="float" office:value="6">
            <text:p>6</text:p>
          </table:table-cell>
          <table:table-cell table:formula="of:=[.C9]-[.$P$2]" office:value-type="float" office:value="-16">
            <text:p>-16</text:p>
          </table:table-cell>
          <table:table-cell table:formula="of:=[.E9]-[.$P$3]" office:value-type="float" office:value="-3.62068965517241">
            <text:p>-3,6206896552</text:p>
          </table:table-cell>
          <table:table-cell table:formula="of:=[.G9]*[.F9]" office:value-type="float" office:value="57.9310344827586">
            <text:p>57,9310344828</text:p>
          </table:table-cell>
          <table:table-cell table:formula="of:=[.F9]^2" office:value-type="float" office:value="256">
            <text:p>256</text:p>
          </table:table-cell>
          <table:table-cell table:formula="of:=[.G9]^2" office:value-type="float" office:value="13.1093935790725">
            <text:p>13,1093935791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9])" office:value-type="float" office:value="9.61017351366845">
            <text:p>9,6101735137</text:p>
          </table:table-cell>
          <table:table-cell table:formula="of:=[.$P$2]+[.$P$10]*([.G9])" office:value-type="float" office:value="-142.332101853131">
            <text:p>-142,3321018531</text:p>
          </table:table-cell>
          <table:table-cell/>
          <table:table-cell table:formula="of:=SQRT(1/[.P4]*([.P7]*[.P7]))" office:value-type="float" office:value="1507.84614599766">
            <text:p>1507,8461459977</text:p>
          </table:table-cell>
          <table:table-cell table:style-name="ce2" office:value-type="string">
            <text:p>var x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x8</text:p>
          </table:table-cell>
          <table:table-cell office:value-type="float" office:value="15">
            <text:p>15</text:p>
          </table:table-cell>
          <table:table-cell office:value-type="string">
            <text:p>y8</text:p>
          </table:table-cell>
          <table:table-cell office:value-type="float" office:value="7">
            <text:p>7</text:p>
          </table:table-cell>
          <table:table-cell table:formula="of:=[.C10]-[.$P$2]" office:value-type="float" office:value="-14">
            <text:p>-14</text:p>
          </table:table-cell>
          <table:table-cell table:formula="of:=[.E10]-[.$P$3]" office:value-type="float" office:value="-2.62068965517241">
            <text:p>-2,6206896552</text:p>
          </table:table-cell>
          <table:table-cell table:formula="of:=[.G10]*[.F10]" office:value-type="float" office:value="36.6896551724138">
            <text:p>36,6896551724</text:p>
          </table:table-cell>
          <table:table-cell table:formula="of:=[.F10]^2" office:value-type="float" office:value="196">
            <text:p>196</text:p>
          </table:table-cell>
          <table:table-cell table:formula="of:=[.G10]^2" office:value-type="float" office:value="6.86801426872771">
            <text:p>6,8680142687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10])" office:value-type="float" office:value="9.61148803135645">
            <text:p>9,6114880314</text:p>
          </table:table-cell>
          <table:table-cell table:formula="of:=[.$P$2]+[.$P$10]*([.G10])" office:value-type="float" office:value="-95.0118070555998">
            <text:p>-95,0118070556</text:p>
          </table:table-cell>
          <table:table-cell/>
          <table:table-cell table:formula="of:=SQRT(1/[.P4]*([.P8]*[.P8]))" office:value-type="float" office:value="47.3202947975315">
            <text:p>47,3202947975</text:p>
          </table:table-cell>
          <table:table-cell table:style-name="ce2" office:value-type="string">
            <text:p>var y</text:p>
          </table:table-cell>
          <table:table-cell table:number-columns-repeated="100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x9</text:p>
          </table:table-cell>
          <table:table-cell office:value-type="float" office:value="17">
            <text:p>17</text:p>
          </table:table-cell>
          <table:table-cell office:value-type="string">
            <text:p>y9</text:p>
          </table:table-cell>
          <table:table-cell office:value-type="float" office:value="9">
            <text:p>9</text:p>
          </table:table-cell>
          <table:table-cell table:formula="of:=[.C11]-[.$P$2]" office:value-type="float" office:value="-12">
            <text:p>-12</text:p>
          </table:table-cell>
          <table:table-cell table:formula="of:=[.E11]-[.$P$3]" office:value-type="float" office:value="-0.620689655172415">
            <text:p>-0,6206896552</text:p>
          </table:table-cell>
          <table:table-cell table:formula="of:=[.G11]*[.F11]" office:value-type="float" office:value="7.44827586206898">
            <text:p>7,4482758621</text:p>
          </table:table-cell>
          <table:table-cell table:formula="of:=[.F11]^2" office:value-type="float" office:value="144">
            <text:p>144</text:p>
          </table:table-cell>
          <table:table-cell table:formula="of:=[.G11]^2" office:value-type="float" office:value="0.385255648038051">
            <text:p>0,385255648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11])" office:value-type="float" office:value="9.61280254904444">
            <text:p>9,612802549</text:p>
          </table:table-cell>
          <table:table-cell table:formula="of:=[.$P$2]+[.$P$10]*([.G11])" office:value-type="float" office:value="-0.37121746053683">
            <text:p>-0,3712174605</text:p>
          </table:table-cell>
          <table:table-cell/>
          <table:table-cell table:formula="of:=[.P6]/([.P9]*[.P10])" office:value-type="float" office:value="0.00065725884399768">
            <text:p>0,0006572588</text:p>
          </table:table-cell>
          <table:table-cell table:style-name="ce2" office:value-type="string">
            <text:p>correl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x10</text:p>
          </table:table-cell>
          <table:table-cell office:value-type="float" office:value="19">
            <text:p>19</text:p>
          </table:table-cell>
          <table:table-cell office:value-type="string">
            <text:p>y10</text:p>
          </table:table-cell>
          <table:table-cell office:value-type="float" office:value="7">
            <text:p>7</text:p>
          </table:table-cell>
          <table:table-cell table:formula="of:=[.C12]-[.$P$2]" office:value-type="float" office:value="-10">
            <text:p>-10</text:p>
          </table:table-cell>
          <table:table-cell table:formula="of:=[.E12]-[.$P$3]" office:value-type="float" office:value="-2.62068965517241">
            <text:p>-2,6206896552</text:p>
          </table:table-cell>
          <table:table-cell table:formula="of:=[.G12]*[.F12]" office:value-type="float" office:value="26.2068965517241">
            <text:p>26,2068965517</text:p>
          </table:table-cell>
          <table:table-cell table:formula="of:=[.F12]^2" office:value-type="float" office:value="100">
            <text:p>100</text:p>
          </table:table-cell>
          <table:table-cell table:formula="of:=[.G12]^2" office:value-type="float" office:value="6.86801426872771">
            <text:p>6,8680142687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12])" office:value-type="float" office:value="9.61411706673244">
            <text:p>9,6141170667</text:p>
          </table:table-cell>
          <table:table-cell table:formula="of:=[.$P$2]+[.$P$10]*([.G12])" office:value-type="float" office:value="-95.0118070555998">
            <text:p>-95,0118070556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x11</text:p>
          </table:table-cell>
          <table:table-cell office:value-type="float" office:value="21">
            <text:p>21</text:p>
          </table:table-cell>
          <table:table-cell office:value-type="string">
            <text:p>y11</text:p>
          </table:table-cell>
          <table:table-cell office:value-type="float" office:value="8">
            <text:p>8</text:p>
          </table:table-cell>
          <table:table-cell table:formula="of:=[.C13]-[.$P$2]" office:value-type="float" office:value="-8">
            <text:p>-8</text:p>
          </table:table-cell>
          <table:table-cell table:formula="of:=[.E13]-[.$P$3]" office:value-type="float" office:value="-1.62068965517241">
            <text:p>-1,6206896552</text:p>
          </table:table-cell>
          <table:table-cell table:formula="of:=[.G13]*[.F13]" office:value-type="float" office:value="12.9655172413793">
            <text:p>12,9655172414</text:p>
          </table:table-cell>
          <table:table-cell table:formula="of:=[.F13]^2" office:value-type="float" office:value="64">
            <text:p>64</text:p>
          </table:table-cell>
          <table:table-cell table:formula="of:=[.G13]^2" office:value-type="float" office:value="2.62663495838288">
            <text:p>2,6266349584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13])" office:value-type="float" office:value="9.61543158442043">
            <text:p>9,6154315844</text:p>
          </table:table-cell>
          <table:table-cell table:formula="of:=[.$P$2]+[.$P$10]*([.G13])" office:value-type="float" office:value="-47.6915122580683">
            <text:p>-47,6915122581</text:p>
          </table:table-cell>
          <table:table-cell table:number-columns-repeated="101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x12</text:p>
          </table:table-cell>
          <table:table-cell office:value-type="float" office:value="23">
            <text:p>23</text:p>
          </table:table-cell>
          <table:table-cell office:value-type="string">
            <text:p>y12</text:p>
          </table:table-cell>
          <table:table-cell office:value-type="float" office:value="10">
            <text:p>10</text:p>
          </table:table-cell>
          <table:table-cell table:formula="of:=[.C14]-[.$P$2]" office:value-type="float" office:value="-6">
            <text:p>-6</text:p>
          </table:table-cell>
          <table:table-cell table:formula="of:=[.E14]-[.$P$3]" office:value-type="float" office:value="0.379310344827585">
            <text:p>0,3793103448</text:p>
          </table:table-cell>
          <table:table-cell table:formula="of:=[.G14]*[.F14]" office:value-type="float" office:value="-2.27586206896551">
            <text:p>-2,275862069</text:p>
          </table:table-cell>
          <table:table-cell table:formula="of:=[.F14]^2" office:value-type="float" office:value="36">
            <text:p>36</text:p>
          </table:table-cell>
          <table:table-cell table:formula="of:=[.G14]^2" office:value-type="float" office:value="0.143876337693222">
            <text:p>0,1438763377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14])" office:value-type="float" office:value="9.61674610210843">
            <text:p>9,6167461021</text:p>
          </table:table-cell>
          <table:table-cell table:formula="of:=[.$P$2]+[.$P$10]*([.G14])" office:value-type="float" office:value="46.9490773369947">
            <text:p>46,949077337</text:p>
          </table:table-cell>
          <table:table-cell/>
          <table:table-cell office:value-type="string">
            <text:p>cos(alpha)=correl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x13</text:p>
          </table:table-cell>
          <table:table-cell office:value-type="float" office:value="25">
            <text:p>25</text:p>
          </table:table-cell>
          <table:table-cell office:value-type="string">
            <text:p>y13</text:p>
          </table:table-cell>
          <table:table-cell office:value-type="float" office:value="8">
            <text:p>8</text:p>
          </table:table-cell>
          <table:table-cell table:formula="of:=[.C15]-[.$P$2]" office:value-type="float" office:value="-4">
            <text:p>-4</text:p>
          </table:table-cell>
          <table:table-cell table:formula="of:=[.E15]-[.$P$3]" office:value-type="float" office:value="-1.62068965517241">
            <text:p>-1,6206896552</text:p>
          </table:table-cell>
          <table:table-cell table:formula="of:=[.G15]*[.F15]" office:value-type="float" office:value="6.48275862068966">
            <text:p>6,4827586207</text:p>
          </table:table-cell>
          <table:table-cell table:formula="of:=[.F15]^2" office:value-type="float" office:value="16">
            <text:p>16</text:p>
          </table:table-cell>
          <table:table-cell table:formula="of:=[.G15]^2" office:value-type="float" office:value="2.62663495838288">
            <text:p>2,6266349584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15])" office:value-type="float" office:value="9.61806061979642">
            <text:p>9,6180606198</text:p>
          </table:table-cell>
          <table:table-cell table:formula="of:=[.$P$2]+[.$P$10]*([.G15])" office:value-type="float" office:value="-47.6915122580683">
            <text:p>-47,6915122581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x14</text:p>
          </table:table-cell>
          <table:table-cell office:value-type="float" office:value="27">
            <text:p>27</text:p>
          </table:table-cell>
          <table:table-cell office:value-type="string">
            <text:p>y14</text:p>
          </table:table-cell>
          <table:table-cell office:value-type="float" office:value="9">
            <text:p>9</text:p>
          </table:table-cell>
          <table:table-cell table:formula="of:=[.C16]-[.$P$2]" office:value-type="float" office:value="-2">
            <text:p>-2</text:p>
          </table:table-cell>
          <table:table-cell table:formula="of:=[.E16]-[.$P$3]" office:value-type="float" office:value="-0.620689655172415">
            <text:p>-0,6206896552</text:p>
          </table:table-cell>
          <table:table-cell table:formula="of:=[.G16]*[.F16]" office:value-type="float" office:value="1.24137931034483">
            <text:p>1,2413793103</text:p>
          </table:table-cell>
          <table:table-cell table:formula="of:=[.F16]^2" office:value-type="float" office:value="4">
            <text:p>4</text:p>
          </table:table-cell>
          <table:table-cell table:formula="of:=[.G16]^2" office:value-type="float" office:value="0.385255648038051">
            <text:p>0,385255648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16])" office:value-type="float" office:value="9.61937513748442">
            <text:p>9,6193751375</text:p>
          </table:table-cell>
          <table:table-cell table:formula="of:=[.$P$2]+[.$P$10]*([.G16])" office:value-type="float" office:value="-0.37121746053683">
            <text:p>-0,3712174605</text:p>
          </table:table-cell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x15</text:p>
          </table:table-cell>
          <table:table-cell office:value-type="float" office:value="29">
            <text:p>29</text:p>
          </table:table-cell>
          <table:table-cell office:value-type="string">
            <text:p>y15</text:p>
          </table:table-cell>
          <table:table-cell office:value-type="float" office:value="11">
            <text:p>11</text:p>
          </table:table-cell>
          <table:table-cell table:formula="of:=[.C17]-[.$P$2]" office:value-type="float" office:value="0">
            <text:p>0</text:p>
          </table:table-cell>
          <table:table-cell table:formula="of:=[.E17]-[.$P$3]" office:value-type="float" office:value="1.37931034482759">
            <text:p>1,3793103448</text:p>
          </table:table-cell>
          <table:table-cell table:formula="of:=[.G17]*[.F17]" office:value-type="float" office:value="0">
            <text:p>0</text:p>
          </table:table-cell>
          <table:table-cell table:formula="of:=[.F17]^2" office:value-type="float" office:value="0">
            <text:p>0</text:p>
          </table:table-cell>
          <table:table-cell table:formula="of:=[.G17]^2" office:value-type="float" office:value="1.90249702734839">
            <text:p>1,9024970273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17])" office:value-type="float" office:value="9.62068965517241">
            <text:p>9,6206896552</text:p>
          </table:table-cell>
          <table:table-cell table:formula="of:=[.$P$2]+[.$P$10]*([.G17])" office:value-type="float" office:value="94.2693721345262">
            <text:p>94,2693721345</text:p>
          </table:table-cell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x16</text:p>
          </table:table-cell>
          <table:table-cell office:value-type="float" office:value="31">
            <text:p>31</text:p>
          </table:table-cell>
          <table:table-cell office:value-type="string">
            <text:p>y16</text:p>
          </table:table-cell>
          <table:table-cell office:value-type="float" office:value="9">
            <text:p>9</text:p>
          </table:table-cell>
          <table:table-cell table:formula="of:=[.C18]-[.$P$2]" office:value-type="float" office:value="2">
            <text:p>2</text:p>
          </table:table-cell>
          <table:table-cell table:formula="of:=[.E18]-[.$P$3]" office:value-type="float" office:value="-0.620689655172415">
            <text:p>-0,6206896552</text:p>
          </table:table-cell>
          <table:table-cell table:formula="of:=[.G18]*[.F18]" office:value-type="float" office:value="-1.24137931034483">
            <text:p>-1,2413793103</text:p>
          </table:table-cell>
          <table:table-cell table:formula="of:=[.F18]^2" office:value-type="float" office:value="4">
            <text:p>4</text:p>
          </table:table-cell>
          <table:table-cell table:formula="of:=[.G18]^2" office:value-type="float" office:value="0.385255648038051">
            <text:p>0,385255648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18])" office:value-type="float" office:value="9.62200417286041">
            <text:p>9,6220041729</text:p>
          </table:table-cell>
          <table:table-cell table:formula="of:=[.$P$2]+[.$P$10]*([.G18])" office:value-type="float" office:value="-0.37121746053683">
            <text:p>-0,3712174605</text:p>
          </table:table-cell>
          <table:table-cell table:number-columns-repeated="101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x17</text:p>
          </table:table-cell>
          <table:table-cell office:value-type="float" office:value="33">
            <text:p>33</text:p>
          </table:table-cell>
          <table:table-cell office:value-type="string">
            <text:p>y17</text:p>
          </table:table-cell>
          <table:table-cell office:value-type="float" office:value="10">
            <text:p>10</text:p>
          </table:table-cell>
          <table:table-cell table:formula="of:=[.C19]-[.$P$2]" office:value-type="float" office:value="4">
            <text:p>4</text:p>
          </table:table-cell>
          <table:table-cell table:formula="of:=[.E19]-[.$P$3]" office:value-type="float" office:value="0.379310344827585">
            <text:p>0,3793103448</text:p>
          </table:table-cell>
          <table:table-cell table:formula="of:=[.G19]*[.F19]" office:value-type="float" office:value="1.51724137931034">
            <text:p>1,5172413793</text:p>
          </table:table-cell>
          <table:table-cell table:formula="of:=[.F19]^2" office:value-type="float" office:value="16">
            <text:p>16</text:p>
          </table:table-cell>
          <table:table-cell table:formula="of:=[.G19]^2" office:value-type="float" office:value="0.143876337693222">
            <text:p>0,1438763377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19])" office:value-type="float" office:value="9.62331869054841">
            <text:p>9,6233186905</text:p>
          </table:table-cell>
          <table:table-cell table:formula="of:=[.$P$2]+[.$P$10]*([.G19])" office:value-type="float" office:value="46.9490773369947">
            <text:p>46,949077337</text:p>
          </table:table-cell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x18</text:p>
          </table:table-cell>
          <table:table-cell office:value-type="float" office:value="35">
            <text:p>35</text:p>
          </table:table-cell>
          <table:table-cell office:value-type="string">
            <text:p>y18</text:p>
          </table:table-cell>
          <table:table-cell office:value-type="float" office:value="12">
            <text:p>12</text:p>
          </table:table-cell>
          <table:table-cell table:formula="of:=[.C20]-[.$P$2]" office:value-type="float" office:value="6">
            <text:p>6</text:p>
          </table:table-cell>
          <table:table-cell table:formula="of:=[.E20]-[.$P$3]" office:value-type="float" office:value="2.37931034482759">
            <text:p>2,3793103448</text:p>
          </table:table-cell>
          <table:table-cell table:formula="of:=[.G20]*[.F20]" office:value-type="float" office:value="14.2758620689655">
            <text:p>14,275862069</text:p>
          </table:table-cell>
          <table:table-cell table:formula="of:=[.F20]^2" office:value-type="float" office:value="36">
            <text:p>36</text:p>
          </table:table-cell>
          <table:table-cell table:formula="of:=[.G20]^2" office:value-type="float" office:value="5.66111771700356">
            <text:p>5,661117717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20])" office:value-type="float" office:value="9.6246332082364">
            <text:p>9,6246332082</text:p>
          </table:table-cell>
          <table:table-cell table:formula="of:=[.$P$2]+[.$P$10]*([.G20])" office:value-type="float" office:value="141.589666932058">
            <text:p>141,5896669321</text:p>
          </table:table-cell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x19</text:p>
          </table:table-cell>
          <table:table-cell office:value-type="float" office:value="37">
            <text:p>37</text:p>
          </table:table-cell>
          <table:table-cell office:value-type="string">
            <text:p>y19</text:p>
          </table:table-cell>
          <table:table-cell office:value-type="float" office:value="10">
            <text:p>10</text:p>
          </table:table-cell>
          <table:table-cell table:formula="of:=[.C21]-[.$P$2]" office:value-type="float" office:value="8">
            <text:p>8</text:p>
          </table:table-cell>
          <table:table-cell table:formula="of:=[.E21]-[.$P$3]" office:value-type="float" office:value="0.379310344827585">
            <text:p>0,3793103448</text:p>
          </table:table-cell>
          <table:table-cell table:formula="of:=[.G21]*[.F21]" office:value-type="float" office:value="3.03448275862068">
            <text:p>3,0344827586</text:p>
          </table:table-cell>
          <table:table-cell table:formula="of:=[.F21]^2" office:value-type="float" office:value="64">
            <text:p>64</text:p>
          </table:table-cell>
          <table:table-cell table:formula="of:=[.G21]^2" office:value-type="float" office:value="0.143876337693222">
            <text:p>0,1438763377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21])" office:value-type="float" office:value="9.6259477259244">
            <text:p>9,6259477259</text:p>
          </table:table-cell>
          <table:table-cell table:formula="of:=[.$P$2]+[.$P$10]*([.G21])" office:value-type="float" office:value="46.9490773369947">
            <text:p>46,949077337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x20</text:p>
          </table:table-cell>
          <table:table-cell office:value-type="float" office:value="39">
            <text:p>39</text:p>
          </table:table-cell>
          <table:table-cell office:value-type="string">
            <text:p>y20</text:p>
          </table:table-cell>
          <table:table-cell office:value-type="float" office:value="11">
            <text:p>11</text:p>
          </table:table-cell>
          <table:table-cell table:formula="of:=[.C22]-[.$P$2]" office:value-type="float" office:value="10">
            <text:p>10</text:p>
          </table:table-cell>
          <table:table-cell table:formula="of:=[.E22]-[.$P$3]" office:value-type="float" office:value="1.37931034482759">
            <text:p>1,3793103448</text:p>
          </table:table-cell>
          <table:table-cell table:formula="of:=[.G22]*[.F22]" office:value-type="float" office:value="13.7931034482759">
            <text:p>13,7931034483</text:p>
          </table:table-cell>
          <table:table-cell table:formula="of:=[.F22]^2" office:value-type="float" office:value="100">
            <text:p>100</text:p>
          </table:table-cell>
          <table:table-cell table:formula="of:=[.G22]^2" office:value-type="float" office:value="1.90249702734839">
            <text:p>1,9024970273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22])" office:value-type="float" office:value="9.62726224361239">
            <text:p>9,6272622436</text:p>
          </table:table-cell>
          <table:table-cell table:formula="of:=[.$P$2]+[.$P$10]*([.G22])" office:value-type="float" office:value="94.2693721345262">
            <text:p>94,2693721345</text:p>
          </table:table-cell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x21</text:p>
          </table:table-cell>
          <table:table-cell office:value-type="float" office:value="41">
            <text:p>41</text:p>
          </table:table-cell>
          <table:table-cell office:value-type="string">
            <text:p>y21</text:p>
          </table:table-cell>
          <table:table-cell office:value-type="float" office:value="13">
            <text:p>13</text:p>
          </table:table-cell>
          <table:table-cell table:formula="of:=[.C23]-[.$P$2]" office:value-type="float" office:value="12">
            <text:p>12</text:p>
          </table:table-cell>
          <table:table-cell table:formula="of:=[.E23]-[.$P$3]" office:value-type="float" office:value="3.37931034482759">
            <text:p>3,3793103448</text:p>
          </table:table-cell>
          <table:table-cell table:formula="of:=[.G23]*[.F23]" office:value-type="float" office:value="40.551724137931">
            <text:p>40,5517241379</text:p>
          </table:table-cell>
          <table:table-cell table:formula="of:=[.F23]^2" office:value-type="float" office:value="144">
            <text:p>144</text:p>
          </table:table-cell>
          <table:table-cell table:formula="of:=[.G23]^2" office:value-type="float" office:value="11.4197384066587">
            <text:p>11,4197384067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23])" office:value-type="float" office:value="9.62857676130039">
            <text:p>9,6285767613</text:p>
          </table:table-cell>
          <table:table-cell table:formula="of:=[.$P$2]+[.$P$10]*([.G23])" office:value-type="float" office:value="188.909961729589">
            <text:p>188,9099617296</text:p>
          </table:table-cell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x22</text:p>
          </table:table-cell>
          <table:table-cell office:value-type="float" office:value="43">
            <text:p>43</text:p>
          </table:table-cell>
          <table:table-cell office:value-type="string">
            <text:p>y22</text:p>
          </table:table-cell>
          <table:table-cell office:value-type="float" office:value="11">
            <text:p>11</text:p>
          </table:table-cell>
          <table:table-cell table:formula="of:=[.C24]-[.$P$2]" office:value-type="float" office:value="14">
            <text:p>14</text:p>
          </table:table-cell>
          <table:table-cell table:formula="of:=[.E24]-[.$P$3]" office:value-type="float" office:value="1.37931034482759">
            <text:p>1,3793103448</text:p>
          </table:table-cell>
          <table:table-cell table:formula="of:=[.G24]*[.F24]" office:value-type="float" office:value="19.3103448275862">
            <text:p>19,3103448276</text:p>
          </table:table-cell>
          <table:table-cell table:formula="of:=[.F24]^2" office:value-type="float" office:value="196">
            <text:p>196</text:p>
          </table:table-cell>
          <table:table-cell table:formula="of:=[.G24]^2" office:value-type="float" office:value="1.90249702734839">
            <text:p>1,9024970273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24])" office:value-type="float" office:value="9.62989127898838">
            <text:p>9,629891279</text:p>
          </table:table-cell>
          <table:table-cell table:formula="of:=[.$P$2]+[.$P$10]*([.G24])" office:value-type="float" office:value="94.2693721345262">
            <text:p>94,2693721345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x23</text:p>
          </table:table-cell>
          <table:table-cell office:value-type="float" office:value="45">
            <text:p>45</text:p>
          </table:table-cell>
          <table:table-cell office:value-type="string">
            <text:p>y23</text:p>
          </table:table-cell>
          <table:table-cell office:value-type="float" office:value="12">
            <text:p>12</text:p>
          </table:table-cell>
          <table:table-cell table:formula="of:=[.C25]-[.$P$2]" office:value-type="float" office:value="16">
            <text:p>16</text:p>
          </table:table-cell>
          <table:table-cell table:formula="of:=[.E25]-[.$P$3]" office:value-type="float" office:value="2.37931034482759">
            <text:p>2,3793103448</text:p>
          </table:table-cell>
          <table:table-cell table:formula="of:=[.G25]*[.F25]" office:value-type="float" office:value="38.0689655172414">
            <text:p>38,0689655172</text:p>
          </table:table-cell>
          <table:table-cell table:formula="of:=[.F25]^2" office:value-type="float" office:value="256">
            <text:p>256</text:p>
          </table:table-cell>
          <table:table-cell table:formula="of:=[.G25]^2" office:value-type="float" office:value="5.66111771700356">
            <text:p>5,661117717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25])" office:value-type="float" office:value="9.63120579667638">
            <text:p>9,6312057967</text:p>
          </table:table-cell>
          <table:table-cell table:formula="of:=[.$P$2]+[.$P$10]*([.G25])" office:value-type="float" office:value="141.589666932058">
            <text:p>141,5896669321</text:p>
          </table:table-cell>
          <table:table-cell table:number-columns-repeated="101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x24</text:p>
          </table:table-cell>
          <table:table-cell office:value-type="float" office:value="47">
            <text:p>47</text:p>
          </table:table-cell>
          <table:table-cell office:value-type="string">
            <text:p>y24</text:p>
          </table:table-cell>
          <table:table-cell office:value-type="float" office:value="14">
            <text:p>14</text:p>
          </table:table-cell>
          <table:table-cell table:formula="of:=[.C26]-[.$P$2]" office:value-type="float" office:value="18">
            <text:p>18</text:p>
          </table:table-cell>
          <table:table-cell table:formula="of:=[.E26]-[.$P$3]" office:value-type="float" office:value="4.37931034482759">
            <text:p>4,3793103448</text:p>
          </table:table-cell>
          <table:table-cell table:formula="of:=[.G26]*[.F26]" office:value-type="float" office:value="78.8275862068965">
            <text:p>78,8275862069</text:p>
          </table:table-cell>
          <table:table-cell table:formula="of:=[.F26]^2" office:value-type="float" office:value="324">
            <text:p>324</text:p>
          </table:table-cell>
          <table:table-cell table:formula="of:=[.G26]^2" office:value-type="float" office:value="19.1783590963139">
            <text:p>19,1783590963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26])" office:value-type="float" office:value="9.63252031436437">
            <text:p>9,6325203144</text:p>
          </table:table-cell>
          <table:table-cell table:formula="of:=[.$P$2]+[.$P$10]*([.G26])" office:value-type="float" office:value="236.230256527121">
            <text:p>236,2302565271</text:p>
          </table:table-cell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x25</text:p>
          </table:table-cell>
          <table:table-cell office:value-type="float" office:value="49">
            <text:p>49</text:p>
          </table:table-cell>
          <table:table-cell office:value-type="string">
            <text:p>y25</text:p>
          </table:table-cell>
          <table:table-cell office:value-type="float" office:value="12">
            <text:p>12</text:p>
          </table:table-cell>
          <table:table-cell table:formula="of:=[.C27]-[.$P$2]" office:value-type="float" office:value="20">
            <text:p>20</text:p>
          </table:table-cell>
          <table:table-cell table:formula="of:=[.E27]-[.$P$3]" office:value-type="float" office:value="2.37931034482759">
            <text:p>2,3793103448</text:p>
          </table:table-cell>
          <table:table-cell table:formula="of:=[.G27]*[.F27]" office:value-type="float" office:value="47.5862068965517">
            <text:p>47,5862068966</text:p>
          </table:table-cell>
          <table:table-cell table:formula="of:=[.F27]^2" office:value-type="float" office:value="400">
            <text:p>400</text:p>
          </table:table-cell>
          <table:table-cell table:formula="of:=[.G27]^2" office:value-type="float" office:value="5.66111771700356">
            <text:p>5,661117717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27])" office:value-type="float" office:value="9.63383483205237">
            <text:p>9,6338348321</text:p>
          </table:table-cell>
          <table:table-cell table:formula="of:=[.$P$2]+[.$P$10]*([.G27])" office:value-type="float" office:value="141.589666932058">
            <text:p>141,5896669321</text:p>
          </table:table-cell>
          <table:table-cell table:number-columns-repeated="101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x26</text:p>
          </table:table-cell>
          <table:table-cell office:value-type="float" office:value="51">
            <text:p>51</text:p>
          </table:table-cell>
          <table:table-cell office:value-type="string">
            <text:p>y26</text:p>
          </table:table-cell>
          <table:table-cell office:value-type="float" office:value="13">
            <text:p>13</text:p>
          </table:table-cell>
          <table:table-cell table:formula="of:=[.C28]-[.$P$2]" office:value-type="float" office:value="22">
            <text:p>22</text:p>
          </table:table-cell>
          <table:table-cell table:formula="of:=[.E28]-[.$P$3]" office:value-type="float" office:value="3.37931034482759">
            <text:p>3,3793103448</text:p>
          </table:table-cell>
          <table:table-cell table:formula="of:=[.G28]*[.F28]" office:value-type="float" office:value="74.3448275862069">
            <text:p>74,3448275862</text:p>
          </table:table-cell>
          <table:table-cell table:formula="of:=[.F28]^2" office:value-type="float" office:value="484">
            <text:p>484</text:p>
          </table:table-cell>
          <table:table-cell table:formula="of:=[.G28]^2" office:value-type="float" office:value="11.4197384066587">
            <text:p>11,4197384067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28])" office:value-type="float" office:value="9.63514934974036">
            <text:p>9,6351493497</text:p>
          </table:table-cell>
          <table:table-cell table:formula="of:=[.$P$2]+[.$P$10]*([.G28])" office:value-type="float" office:value="188.909961729589">
            <text:p>188,9099617296</text:p>
          </table:table-cell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x27</text:p>
          </table:table-cell>
          <table:table-cell office:value-type="float" office:value="53">
            <text:p>53</text:p>
          </table:table-cell>
          <table:table-cell office:value-type="string">
            <text:p>y27</text:p>
          </table:table-cell>
          <table:table-cell office:value-type="float" office:value="15">
            <text:p>15</text:p>
          </table:table-cell>
          <table:table-cell table:formula="of:=[.C29]-[.$P$2]" office:value-type="float" office:value="24">
            <text:p>24</text:p>
          </table:table-cell>
          <table:table-cell table:formula="of:=[.E29]-[.$P$3]" office:value-type="float" office:value="5.37931034482759">
            <text:p>5,3793103448</text:p>
          </table:table-cell>
          <table:table-cell table:formula="of:=[.G29]*[.F29]" office:value-type="float" office:value="129.103448275862">
            <text:p>129,1034482759</text:p>
          </table:table-cell>
          <table:table-cell table:formula="of:=[.F29]^2" office:value-type="float" office:value="576">
            <text:p>576</text:p>
          </table:table-cell>
          <table:table-cell table:formula="of:=[.G29]^2" office:value-type="float" office:value="28.9369797859691">
            <text:p>28,936979786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29])" office:value-type="float" office:value="9.63646386742836">
            <text:p>9,6364638674</text:p>
          </table:table-cell>
          <table:table-cell table:formula="of:=[.$P$2]+[.$P$10]*([.G29])" office:value-type="float" office:value="283.550551324652">
            <text:p>283,5505513247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x28</text:p>
          </table:table-cell>
          <table:table-cell office:value-type="float" office:value="55">
            <text:p>55</text:p>
          </table:table-cell>
          <table:table-cell office:value-type="string">
            <text:p>y28</text:p>
          </table:table-cell>
          <table:table-cell office:value-type="float" office:value="13">
            <text:p>13</text:p>
          </table:table-cell>
          <table:table-cell table:formula="of:=[.C30]-[.$P$2]" office:value-type="float" office:value="26">
            <text:p>26</text:p>
          </table:table-cell>
          <table:table-cell table:formula="of:=[.E30]-[.$P$3]" office:value-type="float" office:value="3.37931034482759">
            <text:p>3,3793103448</text:p>
          </table:table-cell>
          <table:table-cell table:formula="of:=[.G30]*[.F30]" office:value-type="float" office:value="87.8620689655172">
            <text:p>87,8620689655</text:p>
          </table:table-cell>
          <table:table-cell table:formula="of:=[.F30]^2" office:value-type="float" office:value="676">
            <text:p>676</text:p>
          </table:table-cell>
          <table:table-cell table:formula="of:=[.G30]^2" office:value-type="float" office:value="11.4197384066587">
            <text:p>11,4197384067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30])" office:value-type="float" office:value="9.63777838511635">
            <text:p>9,6377783851</text:p>
          </table:table-cell>
          <table:table-cell table:formula="of:=[.$P$2]+[.$P$10]*([.G30])" office:value-type="float" office:value="188.909961729589">
            <text:p>188,9099617296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x29</text:p>
          </table:table-cell>
          <table:table-cell office:value-type="float" office:value="57">
            <text:p>57</text:p>
          </table:table-cell>
          <table:table-cell office:value-type="string">
            <text:p>y29</text:p>
          </table:table-cell>
          <table:table-cell office:value-type="float" office:value="14">
            <text:p>14</text:p>
          </table:table-cell>
          <table:table-cell table:formula="of:=[.C31]-[.$P$2]" office:value-type="float" office:value="28">
            <text:p>28</text:p>
          </table:table-cell>
          <table:table-cell table:formula="of:=[.E31]-[.$P$3]" office:value-type="float" office:value="4.37931034482759">
            <text:p>4,3793103448</text:p>
          </table:table-cell>
          <table:table-cell table:formula="of:=[.G31]*[.F31]" office:value-type="float" office:value="122.620689655172">
            <text:p>122,6206896552</text:p>
          </table:table-cell>
          <table:table-cell table:formula="of:=[.F31]^2" office:value-type="float" office:value="784">
            <text:p>784</text:p>
          </table:table-cell>
          <table:table-cell table:formula="of:=[.G31]^2" office:value-type="float" office:value="19.1783590963139">
            <text:p>19,1783590963</text:p>
          </table:table-cell>
          <table:table-cell table:formula="of:=[.$P$2]" office:value-type="float" office:value="29">
            <text:p>29</text:p>
          </table:table-cell>
          <table:table-cell table:formula="of:=[.$P$3]" office:value-type="float" office:value="9.62068965517241">
            <text:p>9,6206896552</text:p>
          </table:table-cell>
          <table:table-cell table:formula="of:=[.$P$3]+[.$P$11]*([.F31])" office:value-type="float" office:value="9.63909290280435">
            <text:p>9,6390929028</text:p>
          </table:table-cell>
          <table:table-cell table:formula="of:=[.$P$2]+[.$P$10]*([.G31])" office:value-type="float" office:value="236.230256527121">
            <text:p>236,2302565271</text:p>
          </table:table-cell>
          <table:table-cell table:number-columns-repeated="101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26/01/2013</text:date>, <text:time>16:1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6T14:36:33.92</meta:creation-date>
    <meta:generator>OpenOffice.org/3.3$Win32 OpenOffice.org_project/330m20$Build-9567</meta:generator>
    <dc:date>2013-01-26T16:11:00.54</dc:date>
    <meta:editing-duration>PT1H34M17S</meta:editing-duration>
    <meta:editing-cycles>19</meta:editing-cycles>
    <meta:document-statistic meta:table-count="3" meta:cell-count="4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81cm" svg:height="6.271cm" xlink:href=".." xlink:type="simple" chart:class="chart:bar" chart:style-name="ch1">
        <chart:legend chart:legend-position="end" svg:x="10.405cm" svg:y="2.589cm" chart:style-name="ch2"/>
        <chart:plot-area chart:style-name="ch3" table:cell-range-address="Feuille1.K2:Feuille1.K31 Feuille1.N2:Feuille1.N31" chart:data-source-has-labels="row" svg:x="0.707cm" svg:y="0.635cm" svg:width="9.184cm" svg:height="5.091cm">
          <chartooo:coordinate-region svg:x="1.619cm" svg:y="0.847cm" svg:width="8.226cm" svg:height="4.6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K3:Feuille1.K31" chart:label-cell-address="Feuille1.K2:Feuille1.K2" chart:class="chart:bar">
            <chart:data-point chart:repeated="29"/>
          </chart:series>
          <chart:series chart:style-name="ch8" chart:values-cell-range-address="Feuille1.N3:Feuille1.N31" chart:label-cell-address="Feuille1.N2:Feuille1.N2" chart:class="chart:ba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 x</text:p>
                <draw:g>
                  <svg:desc>Feuille1.K2:Feuille1.K2</svg:desc>
                </draw:g>
              </table:table-cell>
              <table:table-cell office:value-type="string">
                <text:p>x=ay+by*X</text:p>
                <draw:g>
                  <svg:desc>Feuille1.N2:Feuille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Feuille1.K3:Feuille1.K31</svg:desc>
                </draw:g>
              </table:table-cell>
              <table:table-cell office:value-type="float" office:value="-236.972691448194">
                <text:p>-236.972691448194</text:p>
                <draw:g>
                  <svg:desc>Feuille1.N3:Feuille1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-189.652396650663">
                <text:p>-189.652396650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-95.0118070555998">
                <text:p>-95.0118070555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-189.652396650663">
                <text:p>-189.6523966506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-142.332101853131">
                <text:p>-142.332101853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-47.6915122580683">
                <text:p>-47.6915122580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-142.332101853131">
                <text:p>-142.332101853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-95.0118070555998">
                <text:p>-95.0118070555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-0.37121746053683">
                <text:p>-0.37121746053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-95.0118070555998">
                <text:p>-95.0118070555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-47.6915122580683">
                <text:p>-47.6915122580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46.9490773369947">
                <text:p>46.9490773369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-47.6915122580683">
                <text:p>-47.69151225806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0.37121746053683">
                <text:p>-0.371217460536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94.2693721345262">
                <text:p>94.2693721345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-0.37121746053683">
                <text:p>-0.37121746053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46.9490773369947">
                <text:p>46.94907733699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141.589666932058">
                <text:p>141.5896669320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46.9490773369947">
                <text:p>46.9490773369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94.2693721345262">
                <text:p>94.26937213452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188.909961729589">
                <text:p>188.909961729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94.2693721345262">
                <text:p>94.2693721345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141.589666932058">
                <text:p>141.589666932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236.230256527121">
                <text:p>236.230256527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41.589666932058">
                <text:p>141.5896669320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88.909961729589">
                <text:p>188.9099617295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83.550551324652">
                <text:p>283.550551324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88.909961729589">
                <text:p>188.909961729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36.230256527121">
                <text:p>236.230256527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